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2cm" fo:min-width="5.814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8cm"/>
    </style:style>
    <style:style style:name="gr4" style:family="graphic" style:parent-style-name="standard">
      <style:graphic-properties draw:textarea-horizontal-align="justify" draw:textarea-vertical-align="middle" draw:auto-grow-height="false" fo:min-height="1.868cm" fo:min-width="1.97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9.5cm"/>
    </style:style>
    <style:style style:name="gr6" style:family="graphic" style:parent-style-name="standard">
      <style:graphic-properties draw:textarea-horizontal-align="justify" draw:textarea-vertical-align="middle" draw:auto-grow-height="false" fo:min-height="3.75cm" fo:min-width="4.976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62cm" fo:min-width="5.3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2cm" svg:x="1.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5cm" svg:y1="3.5cm" svg:x2="5cm" svg:y2="5cm">
          <text:p/>
        </draw:line>
        <draw:custom-shape draw:style-name="gr3" draw:text-style-name="P1" draw:layer="layout" svg:width="8.5cm" svg:height="1.5cm" svg:x="1cm" svg:y="5cm">
          <text:p text:style-name="P1">Answer &lt;-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8.5cm" svg:height="1.5cm" svg:x="1cm" svg:y="7.5cm">
          <text:p text:style-name="P1">conversion_rate = 2.2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cm" svg:y1="6.5cm" svg:x2="5cm" svg:y2="7.5cm">
          <text:p/>
        </draw:line>
        <draw:line draw:style-name="gr2" draw:text-style-name="P1" draw:layer="layout" svg:x1="5cm" svg:y1="9cm" svg:x2="5cm" svg:y2="11cm">
          <text:p/>
        </draw:line>
        <draw:custom-shape draw:style-name="gr4" draw:text-style-name="P1" xml:id="id2" draw:id="id2" draw:layer="layout" svg:width="3.5cm" svg:height="3cm" svg:x="3.2cm" svg:y="11cm">
          <text:p text:style-name="P1">For 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5cm" svg:y1="14cm" svg:x2="5cm" svg:y2="16cm">
          <text:p/>
        </draw:line>
        <draw:custom-shape draw:style-name="gr5" draw:text-style-name="P2" draw:layer="layout" svg:width="10cm" svg:height="2cm" svg:x="1cm" svg:y="16cm">
          <text:p text:style-name="P2"><text:span text:style-name="T1">Answer = conversion_rate*cou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5cm" svg:y1="18cm" svg:x2="5cm" svg:y2="19.5cm">
          <text:p/>
        </draw:line>
        <draw:custom-shape draw:style-name="gr6" draw:text-style-name="P1" xml:id="id1" draw:id="id1" draw:layer="layout" svg:width="9cm" svg:height="4cm" svg:x="1cm" svg:y="19.5cm">
          <text:p text:style-name="P1">PUT</text:p>
          <text:p text:style-name="P1">"Kg | Pound" </text:p>
          <text:p text:style-name="P1">+ count, 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line-skew="0cm 0.998cm" svg:x1="5.5cm" svg:y1="23.5cm" svg:x2="6.7cm" svg:y2="12.5cm" draw:start-shape="id1" draw:start-glue-point="8" draw:end-shape="id2" draw:end-glue-point="10" svg:d="M5500 23500v502h6000v-11502h-4800" svg:viewBox="0 0 6001 11503">
          <text:p/>
        </draw:connector>
        <draw:line draw:style-name="gr8" draw:text-style-name="P1" draw:layer="layout" svg:x1="5cm" svg:y1="15cm" svg:x2="16cm" svg:y2="15cm">
          <text:p/>
        </draw:line>
        <draw:line draw:style-name="gr2" draw:text-style-name="P1" draw:layer="layout" svg:x1="16cm" svg:y1="15cm" svg:x2="16cm" svg:y2="18.5cm">
          <text:p/>
        </draw:line>
        <draw:custom-shape draw:style-name="gr9" draw:text-style-name="P1" draw:layer="layout" svg:width="6.5cm" svg:height="2cm" svg:x="13.5cm" svg:y="18.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58S</meta:editing-duration>
    <meta:editing-cycles>3</meta:editing-cycles>
    <meta:generator>LibreOffice/4.3.2.2$Windows_x86 LibreOffice_project/edfb5295ba211bd31ad47d0bad0118690f76407d</meta:generator>
    <dc:date>2014-10-25T11:52:08.917000000</dc:date>
    <meta:document-statistic meta:object-count="15"/>
  </office:meta>
</office:document-meta>
</file>